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2b28" officeooo:paragraph-rsid="00072b28"/>
    </style:style>
    <style:style style:name="P2" style:family="paragraph" style:parent-style-name="Standard">
      <style:text-properties officeooo:rsid="00072b28" officeooo:paragraph-rsid="00072b28"/>
    </style:style>
    <style:style style:name="P3" style:family="paragraph" style:parent-style-name="Standard">
      <style:text-properties officeooo:rsid="0008f544" officeooo:paragraph-rsid="0008f5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hank you so much for playing our game! We are a really small team making our first game so watching you play it was super exciting for us. We are currently working hard to improve the demo for the Steam Next Fest so your feedback is greatly appreciat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0T11:54:59.728000000</meta:creation-date>
    <dc:date>2023-07-14T17:56:48.497000000</dc:date>
    <meta:editing-duration>PT28M37S</meta:editing-duration>
    <meta:editing-cycles>2</meta:editing-cycles>
    <meta:generator>LibreOffice/7.4.6.2$Windows_X86_64 LibreOffice_project/5b1f5509c2decdade7fda905e3e1429a67acd63d</meta:generator>
    <meta:document-statistic meta:table-count="0" meta:image-count="0" meta:object-count="0" meta:page-count="1" meta:paragraph-count="1" meta:word-count="48" meta:character-count="255" meta:non-whitespace-character-count="207"/>
  </office:meta>
</office:document-meta>
</file>